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884c6" officeooo:paragraph-rsid="001884c6"/>
    </style:style>
    <style:style style:name="P2" style:family="paragraph" style:parent-style-name="Text_20_body">
      <style:text-properties officeooo:rsid="001884c6" officeooo:paragraph-rsid="0028db6b"/>
    </style:style>
    <style:style style:name="P3" style:family="paragraph" style:parent-style-name="Text_20_body">
      <style:text-properties officeooo:rsid="001f3e80" officeooo:paragraph-rsid="001f3e80"/>
    </style:style>
    <style:style style:name="P4" style:family="paragraph" style:parent-style-name="Text_20_body">
      <style:text-properties officeooo:rsid="0022925f" officeooo:paragraph-rsid="0022925f"/>
    </style:style>
    <style:style style:name="P5" style:family="paragraph" style:parent-style-name="Text_20_body">
      <style:text-properties officeooo:rsid="0022925f" officeooo:paragraph-rsid="00315a86"/>
    </style:style>
    <style:style style:name="P6" style:family="paragraph" style:parent-style-name="Text_20_body">
      <style:text-properties officeooo:rsid="001b0810" officeooo:paragraph-rsid="0028db6b"/>
    </style:style>
    <style:style style:name="P7" style:family="paragraph" style:parent-style-name="Text_20_body">
      <style:text-properties officeooo:rsid="001b0810" officeooo:paragraph-rsid="002c9f53"/>
    </style:style>
    <style:style style:name="P8" style:family="paragraph" style:parent-style-name="Text_20_body">
      <style:text-properties officeooo:rsid="0020c239" officeooo:paragraph-rsid="00244e4a"/>
    </style:style>
    <style:style style:name="P9" style:family="paragraph" style:parent-style-name="Text_20_body">
      <style:text-properties officeooo:rsid="00263784" officeooo:paragraph-rsid="00263784"/>
    </style:style>
    <style:style style:name="P10" style:family="paragraph" style:parent-style-name="Text_20_body">
      <style:text-properties officeooo:rsid="00263784" officeooo:paragraph-rsid="0028db6b"/>
    </style:style>
    <style:style style:name="P11" style:family="paragraph" style:parent-style-name="Text_20_body">
      <style:text-properties officeooo:rsid="00263784" officeooo:paragraph-rsid="0029a3cb"/>
    </style:style>
    <style:style style:name="P12" style:family="paragraph" style:parent-style-name="Text_20_body">
      <style:text-properties officeooo:rsid="00263784" officeooo:paragraph-rsid="002fc806"/>
    </style:style>
    <style:style style:name="P13" style:family="paragraph" style:parent-style-name="Text_20_body">
      <style:text-properties officeooo:paragraph-rsid="002b4a88"/>
    </style:style>
    <style:style style:name="P14" style:family="paragraph" style:parent-style-name="Text_20_body">
      <style:text-properties officeooo:rsid="002b4a88" officeooo:paragraph-rsid="002b4a88"/>
    </style:style>
    <style:style style:name="P15" style:family="paragraph" style:parent-style-name="Text_20_body">
      <style:text-properties officeooo:rsid="002b4a88" officeooo:paragraph-rsid="002b9f89"/>
    </style:style>
    <style:style style:name="P16" style:family="paragraph" style:parent-style-name="Text_20_body">
      <style:text-properties officeooo:rsid="002b9f89" officeooo:paragraph-rsid="002b9f89"/>
    </style:style>
    <style:style style:name="P17" style:family="paragraph" style:parent-style-name="Text_20_body">
      <style:text-properties officeooo:rsid="002fc806" officeooo:paragraph-rsid="002fc806"/>
    </style:style>
    <style:style style:name="P18" style:family="paragraph" style:parent-style-name="Title">
      <style:text-properties fo:font-size="22pt" style:font-size-asian="22pt" style:font-size-complex="22pt"/>
    </style:style>
    <style:style style:name="P19" style:family="paragraph" style:parent-style-name="Standard">
      <style:text-properties officeooo:rsid="001884c6" officeooo:paragraph-rsid="001884c6"/>
    </style:style>
    <style:style style:name="P20" style:family="paragraph" style:parent-style-name="Standard">
      <style:text-properties officeooo:rsid="001884c6" officeooo:paragraph-rsid="00244e4a"/>
    </style:style>
    <style:style style:name="P21" style:family="paragraph" style:parent-style-name="Standard">
      <style:text-properties officeooo:rsid="001b0810" officeooo:paragraph-rsid="001b0810"/>
    </style:style>
    <style:style style:name="P22" style:family="paragraph" style:parent-style-name="Standard">
      <style:text-properties officeooo:rsid="001cde2b" officeooo:paragraph-rsid="001cde2b"/>
    </style:style>
    <style:style style:name="P23" style:family="paragraph" style:parent-style-name="Standard">
      <style:text-properties officeooo:rsid="001cde2b" officeooo:paragraph-rsid="001dde20"/>
    </style:style>
    <style:style style:name="P24" style:family="paragraph" style:parent-style-name="Standard">
      <style:text-properties officeooo:rsid="001cde2b" officeooo:paragraph-rsid="001e48bc"/>
    </style:style>
    <style:style style:name="P25" style:family="paragraph" style:parent-style-name="Standard">
      <style:text-properties officeooo:rsid="001cde2b" officeooo:paragraph-rsid="0028db6b"/>
    </style:style>
    <style:style style:name="P26" style:family="paragraph" style:parent-style-name="Standard">
      <style:text-properties officeooo:rsid="001cde2b" officeooo:paragraph-rsid="00292de2"/>
    </style:style>
    <style:style style:name="P27" style:family="paragraph" style:parent-style-name="Standard">
      <style:text-properties officeooo:rsid="001dde20" officeooo:paragraph-rsid="001dde20"/>
    </style:style>
    <style:style style:name="P28" style:family="paragraph" style:parent-style-name="Text_20_body">
      <style:text-properties officeooo:rsid="00263784" officeooo:paragraph-rsid="0022925f"/>
    </style:style>
    <style:style style:name="P29" style:family="paragraph" style:parent-style-name="Text_20_body">
      <style:text-properties officeooo:rsid="002fc806" officeooo:paragraph-rsid="002fc806"/>
    </style:style>
    <style:style style:name="P30" style:family="paragraph" style:parent-style-name="Text_20_body">
      <style:text-properties officeooo:rsid="002c9f53" officeooo:paragraph-rsid="002c9f53"/>
    </style:style>
    <style:style style:name="P31" style:family="paragraph" style:parent-style-name="Heading_20_1">
      <style:text-properties officeooo:paragraph-rsid="00244e4a"/>
    </style:style>
    <style:style style:name="P32" style:family="paragraph" style:parent-style-name="Heading_20_2">
      <style:text-properties officeooo:paragraph-rsid="00244e4a"/>
    </style:style>
    <style:style style:name="P33" style:family="paragraph" style:parent-style-name="Heading_20_2">
      <style:text-properties officeooo:rsid="001b0810" officeooo:paragraph-rsid="00244e4a"/>
    </style:style>
    <style:style style:name="P34" style:family="paragraph" style:parent-style-name="Heading_20_2">
      <style:text-properties officeooo:rsid="001b0810" officeooo:paragraph-rsid="002c9f53"/>
    </style:style>
    <style:style style:name="P35" style:family="paragraph" style:parent-style-name="Heading_20_2">
      <style:text-properties officeooo:rsid="001884c6" officeooo:paragraph-rsid="001884c6"/>
    </style:style>
    <style:style style:name="P36" style:family="paragraph" style:parent-style-name="Heading_20_2">
      <style:text-properties officeooo:rsid="001884c6" officeooo:paragraph-rsid="00244e4a"/>
    </style:style>
    <style:style style:name="P37" style:family="paragraph" style:parent-style-name="Heading_20_2">
      <style:text-properties officeooo:rsid="001cde2b" officeooo:paragraph-rsid="001e48bc"/>
    </style:style>
    <style:style style:name="P38" style:family="paragraph" style:parent-style-name="Heading_20_2">
      <style:text-properties officeooo:rsid="00244e4a" officeooo:paragraph-rsid="002b4a88"/>
    </style:style>
    <style:style style:name="P39" style:family="paragraph" style:parent-style-name="Heading_20_2">
      <style:text-properties officeooo:paragraph-rsid="0028db6b"/>
    </style:style>
    <style:style style:name="P40" style:family="paragraph" style:parent-style-name="Heading_20_2">
      <style:text-properties officeooo:rsid="001f3e80" officeooo:paragraph-rsid="001f3e80"/>
    </style:style>
    <style:style style:name="T1" style:family="text">
      <style:text-properties officeooo:rsid="001991de"/>
    </style:style>
    <style:style style:name="T2" style:family="text">
      <style:text-properties officeooo:rsid="001cde2b"/>
    </style:style>
    <style:style style:name="T3" style:family="text">
      <style:text-properties fo:font-weight="bold" style:font-weight-asian="bold" style:font-weight-complex="bold"/>
    </style:style>
    <style:style style:name="T4" style:family="text">
      <style:text-properties officeooo:rsid="001d9f9e"/>
    </style:style>
    <style:style style:name="T5" style:family="text">
      <style:text-properties officeooo:rsid="001dde20"/>
    </style:style>
    <style:style style:name="T6" style:family="text">
      <style:text-properties officeooo:rsid="001eb1f7"/>
    </style:style>
    <style:style style:name="T7" style:family="text">
      <style:text-properties officeooo:rsid="00244e4a"/>
    </style:style>
    <style:style style:name="T8" style:family="text">
      <style:text-properties officeooo:rsid="0028db6b"/>
    </style:style>
    <style:style style:name="T9" style:family="text">
      <style:text-properties officeooo:rsid="00292de2"/>
    </style:style>
    <style:style style:name="T10" style:family="text">
      <style:text-properties officeooo:rsid="0029a3cb"/>
    </style:style>
    <style:style style:name="T11" style:family="text">
      <style:text-properties officeooo:rsid="002af804"/>
    </style:style>
    <style:style style:name="T12" style:family="text">
      <style:text-properties officeooo:rsid="002b4a88"/>
    </style:style>
    <style:style style:name="T13" style:family="text">
      <style:text-properties officeooo:rsid="002b9f89"/>
    </style:style>
    <style:style style:name="T14" style:family="text">
      <style:text-properties officeooo:rsid="002c9f53"/>
    </style:style>
    <style:style style:name="T15" style:family="text">
      <style:text-properties officeooo:rsid="002e9d66"/>
    </style:style>
    <style:style style:name="T16" style:family="text">
      <style:text-properties officeooo:rsid="002fc806"/>
    </style:style>
    <style:style style:name="T17" style:family="text">
      <style:text-properties officeooo:rsid="0031332d"/>
    </style:style>
    <style:style style:name="T18" style:family="text">
      <style:text-properties officeooo:rsid="00315a86"/>
    </style:style>
    <style:style style:name="T19" style:family="text">
      <style:text-properties officeooo:rsid="0031e0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Comments on SBC - XML version</text:p>
      <text:p text:style-name="P4">These comments are based on my initial observations after working for a while with the XML version of the Santa Barbara Corpus, and with the python tools, both created by Kevin Schaefer. <text:span text:style-name="T15">Comments </text:span>are <text:span text:style-name="T15">listed </text:span>in no particular order, <text:span text:style-name="T17">and there is some redundancy, which I have not tried to eliminate</text:span>. Some <text:span text:style-name="T17">suggestions </text:span>are important, some are minor; some <text:span text:style-name="T15">are </text:span>for now, some for the future. </text:p>
      <text:p text:style-name="P5"><text:tab/><text:span text:style-name="T18">This is mostly about the XML transcription files; but with implications for how they are handled by computational tools (SBCorpusReader). For more comments on the SBCorpusReader, see the comments attached to the pdf of the manual.</text:span></text:p>
      <text:p text:style-name="P28">(Note: For examples below, when no text number is cited, the example is taken from SBC002.)</text:p>
      <text:p text:style-name="P4">--Jack</text:p>
      <text:h text:style-name="Heading_20_2" text:outline-level="2">Words</text:h>
      <text:p text:style-name="P10">In general, there are lots of words that are disappearing, that shouldn’t. For example, a ### is a word. <text:span text:style-name="T10">More crucially: pauses, vocalisms, etc.</text:span> <text:span text:style-name="T10">For vocalisms as an example, see the next section.</text:span></text:p>
      <text:p text:style-name="P9"><text:tab/><text:span text:style-name="T8">###. It has a certain number of syllables, and a definite start time and an end time (once we’ve completed the forced alignment). It needs to be counted for speech rate, etc etc. It could even usefully participate in a parse, allowing a wildcard value of some kind. At least for now it should be a word, with some additional notation (tagged as ‘indecipherable’ or ‘unknown’ etc.).</text:span></text:p>
      <text:p text:style-name="P11"><text:tab/><text:span text:style-name="T10">One possibility is to add another argument to the getWords() method, which would allow specification of what kind of words one wants to retrieve. The default could be “all” (meaning including lexical words, vocalisms, pauses, etc.). An alternative default could be “words” (lexical words). Other options would be vocalisms, pauses, etc. This might make the computational users happier, which could be a good thing.</text:span></text:p>
      <text:p text:style-name="P12"><text:tab/><text:span text:style-name="T16">My main thinking here is that to the extent that effort goes into improving the method for selecting words, the benefits of this effort should apply as much as possible to vocalisms, pauses, etc. There are three main goals here, i.e. to ensure that:</text:span></text:p>
      <text:p text:style-name="P17">(1) the tool for analyzing vocalisms etc. is as rich as for lexical words.</text:p>
      <text:p text:style-name="P17">(2) the analysis of vocalisms etc. can be seamlessly integrated with the analysis of words. </text:p>
      <text:p text:style-name="P17">(3) computational users who are used to working with other spoken corpora are not excessively inconvenienced. </text:p>
      <text:p text:style-name="P17">Clearly <text:span text:style-name="T19">the third may compete with the first two, and</text:span> there may be more than one way to balance these goals. </text:p>
      <text:h text:style-name="P33" text:outline-level="2"><text:soft-page-break/>Vocalisms</text:h>
      <text:p text:style-name="P21">Right now, you’re still calling a vocalism a manner. It should be kept separate. For example, in SBC002 u21, the (H) is labeled &lt;ga type="manner"&gt;(H)&lt;/ga&gt;. It should be a vocalism, and be treated more like a word. <text:span text:style-name="T2">Note also that not treating it as a word seems to make it disappear from the dt2 notation -- thus where the original transcription in u21 was “[3(H)”, the &lt;ga&gt; notation has just “[3”:</text:span></text:p>
      <text:p text:style-name="P22">&lt;g&gt;&lt;ga type="manner"&gt;(H)&lt;/ga&gt;&lt;ga type="manner"&gt;OVERLAP&lt;/ga&gt;&lt;ga type="dt"&gt;<text:span text:style-name="T3">[3</text:span>&lt;/ga&gt;&lt;/g&gt;<text:line-break/> <text:s text:c="3"/></text:p>
      <text:p text:style-name="P27">Would it make sense to have:</text:p>
      <text:p text:style-name="P23">&lt;<text:span text:style-name="T5">w</text:span> type="<text:span text:style-name="T5">word</text:span>"&gt;<text:span text:style-name="T9">the</text:span>&lt;/<text:span text:style-name="T5">w</text:span>&gt;</text:p>
      <text:p text:style-name="P23">&lt;<text:span text:style-name="T5">w</text:span> type="<text:span text:style-name="T5">vocalism</text:span>"&gt;(H)&lt;/<text:span text:style-name="T5">w</text:span>&gt;</text:p>
      <text:p text:style-name="P25">&lt;<text:span text:style-name="T5">w</text:span> type="<text:span text:style-name="T8">pause</text:span>"&gt;...&lt;/<text:span text:style-name="T5">w</text:span>&gt;</text:p>
      <text:p text:style-name="P25"/>
      <text:p text:style-name="P26"><text:tab/><text:span text:style-name="T9">Alternatively, what do &lt;g&gt; and &lt;ga...&lt;/ga&gt;stand for? Is this notation standard? Is this a possible framework for including pauses, vocalisms, alongside words?</text:span></text:p>
      <text:h text:style-name="P35" text:outline-level="2">Manner</text:h>
      <text:p text:style-name="P19">At present, only overlap and things marked by angle brackets &lt;&gt; are treated as a MANNER. Add at least the following: LAG “:”, LAUGH-SPEECH “@”, and UNCERTAIN “#” (and maybe some more).</text:p>
      <text:h text:style-name="P37" text:outline-level="2">Uncertain</text:h>
      <text:p text:style-name="P24">Indecipherable syllables should be treated as a word, with the attributes of uncertainty and a number of syllables. Thus ### ## would be 2 separate words -- they’re really words, as far as we know, and would be part of the word count. And ### would perhaps be analyzed like this: <text:line-break/>&lt;ga type="syllables"&gt;3&lt;/ga&gt; </text:p>
      <text:p text:style-name="P24">Note that ordinary words may get a syllable count too at some point, so this notation should be a generalizable one <text:span text:style-name="T4">(i.e. it should look like what is standardly used in other corpora, if possible)</text:span>.</text:p>
      <text:h text:style-name="P38" text:outline-level="2">Overlap</text:h>
      <text:p text:style-name="P15">The basic notation for overlaps in the XML transcription files needs to change, to conform more closely to human-readable DT2. The main problem is all the notations introduced to mark overlapped words that don’t have a square bracket in DT2 (e.g. “|2thing” instead of just “thing”, or “|2whatever]” instead of just “whatever]”. Whatever algorithm you used to insert these into the DT2 notation should not be used there, but instead <text:span text:style-name="T13">be </text:span>used <text:span text:style-name="T13">later, </text:span>in marking the “manner” for the overlapped words <text:span text:style-name="T13">in the XML</text:span>, as <text:span text:style-name="T13">in: </text:span><text:s text:c="2"/></text:p>
      <text:p text:style-name="P14">&lt;ga type="manner"&gt;OVERLAP&lt;/ga&gt;. <text:span text:style-name="T13">Right now </text:span></text:p>
      <text:p text:style-name="P16">Right now, overlap is marked in both DT2 and the manner, redundantly.</text:p>
      <text:p text:style-name="P14">For example:</text:p>
      <text:p text:style-name="P13"><text:span text:style-name="T12"><text:s text:c="2"/>&lt;u who="JAMIE" PID="5" uID="u18" tID="12"&gt;<text:line-break/> <text:s text:c="3"/>&lt;g&gt;&lt;w&gt;at&lt;/w&gt;&lt;ga type="manner"&gt;OVERLAP&lt;/ga&gt;&lt;ga type="dt"&gt;[at&lt;/ga&gt;&lt;/g&gt;<text:line-break/> <text:s text:c="3"/>&lt;g&gt;&lt;w&gt;the&lt;/w&gt;&lt;ga type="manner"&gt;OVERLAP&lt;/ga&gt;&lt;ga type="dt"&gt;|the&lt;/ga&gt;&lt;/g&gt;<text:line-break/> <text:s text:c="3"/>&lt;g&gt;&lt;ga type="manner"&gt;OVERLAP&lt;/ga&gt;&lt;ga type="dt"&gt;|..&lt;/ga&gt;&lt;/g&gt;<text:line-break/> <text:s text:c="3"/>&lt;g&gt;&lt;w&gt;at&lt;/w&gt;&lt;ga type="manner"&gt;OVERLAP&lt;/ga&gt;&lt;ga type="dt"&gt;|at]&lt;/ga&gt;&lt;/g&gt;<text:line-break/></text:span><text:soft-page-break/><text:span text:style-name="T12"> <text:s text:c="3"/>&lt;g&gt;&lt;w&gt;the&lt;/w&gt;&lt;ga type="dt"&gt;the&lt;/ga&gt;&lt;/g&gt;<text:line-break/> <text:s text:c="3"/>&lt;g&gt;&lt;w&gt;jazz&lt;/w&gt;&lt;ga type="dt"&gt;ja:zz&lt;/ga&gt;&lt;/g&gt;<text:line-break/> <text:s text:c="3"/>&lt;g&gt;&lt;ga type="dt"&gt;..&lt;/ga&gt;&lt;/g&gt;<text:line-break/> <text:s text:c="3"/>&lt;g&gt;&lt;w&gt;tap&lt;/w&gt;&lt;ga type="manner"&gt;OVERLAP&lt;/ga&gt;&lt;ga type="dt"&gt;t[2ap&lt;/ga&gt;&lt;/g&gt;<text:line-break/> <text:s text:c="3"/>&lt;g&gt;&lt;w&gt;thing&lt;/w&gt;&lt;ga type="manner"&gt;OVERLAP&lt;/ga&gt;&lt;ga type="dt"&gt;|2thing&lt;/ga&gt;&lt;/g&gt;<text:line-break/> <text:s text:c="3"/>&lt;g&gt;&lt;w&gt;or&lt;/w&gt;&lt;ga type="manner"&gt;OVERLAP&lt;/ga&gt;&lt;ga type="dt"&gt;|2or&lt;/ga&gt;&lt;/g&gt;<text:line-break/> <text:s text:c="3"/>&lt;g&gt;&lt;w&gt;whatever&lt;/w&gt;&lt;ga type="manner"&gt;OVERLAP&lt;/ga&gt;&lt;ga type="dt"&gt;|2whatever]&lt;/ga&gt;&lt;/g&gt;<text:line-break/> <text:s text:c="3"/>&lt;g&gt;&lt;ga type="dt"&gt;.&lt;/ga&gt;&lt;ga type="POS"&gt;TC&lt;/ga&gt;&lt;/g&gt;<text:line-break/> <text:s text:c="3"/>&lt;media<text:line-break/> <text:s text:c="5"/>start="22.37"<text:line-break/> <text:s text:c="5"/>end="24.25"<text:line-break/> <text:s text:c="5"/>unit="s"<text:line-break/> <text:s text:c="3"/>/&gt;<text:line-break/> <text:s/>&lt;/u&gt;</text:span></text:p>
      <text:h text:style-name="P39" text:outline-level="2">Labels</text:h>
      <text:p text:style-name="P2">The <text:span text:style-name="T1">POS </text:span>label “TC” for transitional continuity is a bit opaque. How about <text:span text:style-name="T1">ENDTONE ?</text:span></text:p>
      <text:p text:style-name="P2">The label “id” is used for participant ID at the beginning of a text, but then in the body of the text it becomes PID. Should this be consistent? <text:span text:style-name="T6">How about pID, comparable to uID and tID?</text:span></text:p>
      <text:p text:style-name="P6">Rather than speak of a quasi-turn, I’d rather call it a turn-<text:span text:style-name="T7">chunk</text:span>. A turn is then composed of one or more turn-chunks. <text:span text:style-name="T7">(This parallels nltk practice regarding parsing with a chunking grammar, as an initial step on the way to a more informative full-fledged parse.) </text:span></text:p>
      <text:h text:style-name="P32" text:outline-level="2">Contractions</text:h>
      <text:p text:style-name="P20">Contractions should be treated as a separate “word”, as <text:span text:style-name="T11">is done </text:span>in the Penn Treebank, <text:span text:style-name="T11">Fermin’s parse of the SBCorpus, </text:span>etc.</text:p>
      <text:p text:style-name="P20"><text:tab/>that’s =&gt; that ’s</text:p>
      <text:p text:style-name="P20"><text:tab/>they’re =&gt; they ’re </text:p>
      <text:p text:style-name="P20"><text:tab/>don’t =&gt; do n’t </text:p>
      <text:p text:style-name="P20"><text:tab/>can’t =&gt; ca n’t</text:p>
      <text:p text:style-name="P20"><text:tab/>(etc.)</text:p>
      <text:h text:style-name="P32" text:outline-level="2">Word truncation</text:h>
      <text:p text:style-name="P20">Word truncation needs a completely different treatment than IU truncation. The single hyphen following a letter and preceding whitespace is the mark of a truncated word. This hyphen should be kept as part of the spelling of the word (not just the “dt” transcription), otherwise it will create great confusion when people try to look up all these non-words. It is not to be analyzed as an intonation (“TC”, transitional continuity) marker.</text:p>
      <text:p text:style-name="P20"><text:tab/>Some special cases: [Praline-] in SBC002 u1416</text:p>
      <text:p text:style-name="P20"><text:tab/><text:tab/>the parse misses the truncation here, when it’s before something other than whitespace </text:p>
      <text:p text:style-name="P20"/>
      <text:h text:style-name="P32" text:outline-level="2"><text:soft-page-break/>Line Breaks</text:h>
      <text:p text:style-name="P3">Right now the &lt;media&gt; notation takes 4 lines. Could this be 1 line, similar to the &lt;u&gt; line?</text:p>
      <text:p text:style-name="P3">&lt;media<text:line-break/> <text:s text:c="5"/>start="0.00"<text:line-break/> <text:s text:c="5"/>end="6.52"<text:line-break/> <text:s text:c="5"/>unit="s"<text:line-break/> <text:s text:c="3"/>/&gt;</text:p>
      <text:h text:style-name="P40" text:outline-level="2">Metadata</text:h>
      <text:p text:style-name="P3">The metadata file is one long line, for several hundred speakers. Can this be set up as one speaker per line, for easier readability, checking, and maintenance?</text:p>
      <text:p text:style-name="P3">Also, there will have to be at least one more type of metadata, for the speech event (where recorded, when recorded, etc.). I’d rather not have this built into the transcription file, so you should allow for there to be more than one type of metadata.</text:p>
      <text:p text:style-name="P3">A third metadata type may be “Relationship”, i.e. the relationship between one speaker and another. This is an unusual feature of the SBCorpus info, which we want to make available.</text:p>
      <text:h text:style-name="P31" text:outline-level="1">Filenames</text:h>
      <text:p text:style-name="P8">The file names xml.py and metadata.py seem rather generic. If this is standard practice, okay, otherwise you might consider sbcxml.py or whatever.</text:p>
      <text:h text:style-name="P34" text:outline-level="2">Bi-directionality</text:h>
      <text:p text:style-name="P7">A good test of the XML analysis is whether you can make a round trip, convert<text:span text:style-name="T14">ing in either direction without loss, that is:</text:span> </text:p>
      <text:p text:style-name="P7"><text:span text:style-name="T14">(1) </text:span>from a given <text:span text:style-name="T14">transcription in DT2 </text:span>to XML</text:p>
      <text:p text:style-name="P7"><text:span text:style-name="T14">(2) from </text:span>the XML <text:span text:style-name="T14">to DT2, </text:span>reconstitut<text:span text:style-name="T14">ing</text:span> the text back <text:span text:style-name="T14">to </text:span>its original form.</text:p>
      <text:p text:style-name="P7">You can use a file compare function to compare the original DT2 text with the back-translated version. </text:p>
      <text:p text:style-name="P30"><text:tab/>This could also be a good strategy for converting from DT1 to DT2 via XML (and back, to check for accuracy). This will be needed before we go too much further, to ensure that the DT2 version we end up using as the basis for the next edition retains all the useful information from the DT1 version.</text:p>
      <text:p text:style-name="P7"><text:tab/><text:span text:style-name="T14">Another useful conversion: eaf to XML (and back). This may be necessary to incorporate some of the work being done on pause annotation and forced-alignment (with FAVE-align).</text:span></text:p>
      <text:h text:style-name="P36" text:outline-level="2"><text:soft-page-break/>Miscellaneous</text:h>
      <text:p text:style-name="P1">In SBC002, the name JAMIE is given the ID “102” at the beginning, but in the text itself she is labeled “5”. Make it consis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Du Bois</meta:initial-creator>
    <meta:creation-date>2015-07-02T21:29:19.134000000</meta:creation-date>
    <dc:date>2015-07-08T16:11:42.116000000</dc:date>
    <dc:creator>John Du Bois</dc:creator>
    <meta:editing-duration>PT3H14M25S</meta:editing-duration>
    <meta:editing-cycles>29</meta:editing-cycles>
    <meta:generator>LibreOffice/4.4.2.2$Windows_x86 LibreOffice_project/c4c7d32d0d49397cad38d62472b0bc8acff48dd6</meta:generator>
    <meta:document-statistic meta:table-count="0" meta:image-count="0" meta:object-count="0" meta:page-count="5" meta:paragraph-count="66" meta:word-count="1339" meta:character-count="8625" meta:non-whitespace-character-count="7217"/>
  </office:meta>
</office:document-meta>
</file>